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Ausnutzen dass Coder und Decoder gleiches Wissen haben über zu übertragende Daten</text:p>
      <text:p text:style-name="Standard">-Fehler zwischen eigentlichem Wert und Vorhersage wird übertragen</text:p>
      <text:p text:style-name="Standard">-Es gibt weniger verschiedene Fehler als eigentliche Werte</text:p>
      <text:p text:style-name="Standard"/>
      <text:p text:style-name="P1">Vorhersage:</text:p>
      <text:p text:style-name="P1"><text:span text:style-name="T1"><text:tab/>-Wert gleich dem Vorgänger</text:span></text:p>
      <text:p text:style-name="P1"><text:span text:style-name="T1"><text:tab/><text:tab/>-horizontal oder Vertikal</text:span></text:p>
      <text:p text:style-name="P1"><text:span text:style-name="T1"><text:tab/>-Wert gleich 3 nachbarn verwurstet</text:span></text:p>
      <text:p text:style-name="P1"><text:span text:style-name="T1"><text:tab/>-Wert durch lineare interpolation von 2 vorgängern</text:span></text:p>
      <text:p text:style-name="P1"><text:span text:style-name="T1"/></text:p>
      <text:p text:style-name="P1"><text:span text:style-name="T1">-zusätzliche Quantisierung in der Prax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4:09:13.84</meta:creation-date>
    <meta:generator>OpenOffice.org/3.4.1$Win32 OpenOffice.org_project/341m1$Build-9593</meta:generator>
    <dc:date>2013-12-12T15:06:35.20</dc:date>
    <meta:editing-duration>PT57M19S</meta:editing-duration>
    <meta:editing-cycles>6</meta:editing-cycles>
    <meta:document-statistic meta:table-count="0" meta:image-count="0" meta:object-count="0" meta:page-count="1" meta:paragraph-count="9" meta:word-count="53" meta:character-count="396"/>
  </office:meta>
</office:document-meta>
</file>